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76a" officeooo:paragraph-rsid="0007776a"/>
    </style:style>
    <style:style style:name="P2" style:family="paragraph" style:parent-style-name="Standard">
      <style:text-properties officeooo:rsid="00090d23" officeooo:paragraph-rsid="00090d23"/>
    </style:style>
    <style:style style:name="P3" style:family="paragraph" style:parent-style-name="Standard">
      <style:text-properties style:text-underline-style="none" officeooo:rsid="00090d23" officeooo:paragraph-rsid="00090d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s datos están compuestos por:</text:p>
      <text:p text:style-name="P1">Tipos de datos</text:p>
      <text:p text:style-name="P1"/>
      <text:p text:style-name="P1">Operaciones</text:p>
      <text:p text:style-name="P1"/>
      <text:p text:style-name="P1">TAD tipo abstracto de datos</text:p>
      <text:p text:style-name="P1"/>
      <text:p text:style-name="P1">Tipo de dato: Conjunto</text:p>
      <text:p text:style-name="P1">Operaciones: almacenar datos en el conjunto, eliminar un dato del conjunto, verificar si un dato particular es parte del conjunto, determinar si el conjunto está vacío, así como determinar su tamaño, además de las operaciones clásicas de intersección, unión y diferencia.</text:p>
      <text:p text:style-name="P1"/>
      <text:p text:style-name="P1">Interfaz: en la interfaz se definen las operaciones que se pueden realizar con los datos de tipo y las propiedades de tales operaciones.</text:p>
      <text:p text:style-name="P1">A parte de la Interfaz, Java necesita de una clase para programar la estructura de los datos del TAD y las operaciones definidas en la interfaz.</text:p>
      <text:p text:style-name="P1"/>
      <text:p text:style-name="P2"/>
      <text:p text:style-name="P2"/>
      <text:p text:style-name="P2"/>
      <text:p text:style-name="P2">1-26 Hojas</text:p>
      <text:p text:style-name="P2">11:30 – 14:30</text:p>
      <text:p text:style-name="P2">p. 1 | 1.1 – p. 5 | 1.3 | 3 hrs</text:p>
      <text:p text:style-name="P2"/>
      <text:p text:style-name="P2"/>
      <text:p text:style-name="P2">1.4 Implementación de Conjuntos</text:p>
      <text:p text:style-name="P2"/>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22:11.820000000</meta:creation-date>
    <dc:date>2024-08-28T14:10:53.410000000</dc:date>
    <meta:editing-duration>PT1H37M34S</meta:editing-duration>
    <meta:editing-cycles>1</meta:editing-cycles>
    <meta:generator>LibreOffice/24.2.5.2$Windows_X86_64 LibreOffice_project/bffef4ea93e59bebbeaf7f431bb02b1a39ee8a59</meta:generator>
    <meta:document-statistic meta:table-count="0" meta:image-count="0" meta:object-count="0" meta:page-count="1" meta:paragraph-count="12" meta:word-count="127" meta:character-count="741" meta:non-whitespace-character-count="624"/>
  </office:meta>
</office:document-meta>
</file>